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fo:font-size="11pt" officeooo:rsid="000998ea" officeooo:paragraph-rsid="000998ea" style:font-size-asian="11pt" style:font-size-complex="11pt"/>
    </style:style>
    <style:style style:name="T1" style:family="text">
      <style:text-properties officeooo:rsid="0009fa43"/>
    </style:style>
    <style:style style:name="T2" style:family="text">
      <style:text-properties fo:font-style="italic" officeooo:rsid="0009fa43" style:font-style-asian="italic" style:font-style-complex="italic"/>
    </style:style>
    <style:style style:name="T3" style:family="text">
      <style:text-properties fo:font-style="normal" officeooo:rsid="0009fa43" style:font-style-asian="normal" style:font-style-complex="normal"/>
    </style:style>
    <style:style style:name="T4" style:family="text">
      <style:text-properties fo:font-style="normal" officeooo:rsid="000baa33"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metimes, when I came home from school, I would join up with my friends and we would all walk to the local burger place just around the corner. A nice little mom-and-pop establishment – it had all the typical choices and they were well-executed enough to warrant spending what money we all had made <text:span text:style-name="T1">from allowance and, for some of us, part-time jobs</text:span>. Ever since we’d started frequenting that place we’d only seen one employee, ever – he worked as both the cashier and the waiter delivering our food to the little rickety tables. We called him Hank – it wasn’t his real name, but he looked like a Hank in our pubescent brains. </text:p>
      <text:p text:style-name="P1"/>
      <text:p text:style-name="P1">One afternoon in March is when it all started. <text:span text:style-name="T1">Some of our friends had gone off for a trip with the school band, and so it was just me and my friend Lucas at the restaurant that day. He was wearing this goofy outfit his mom had picked out for spring pictures, and so he was looking pretty shy when he walked in that day. </text:span></text:p>
      <text:p text:style-name="P1"/>
      <text:p text:style-name="P1">“<text:span text:style-name="T1">Goddamn, well aren’t you looking </text:span><text:span text:style-name="T2">great</text:span><text:span text:style-name="T3"> today</text:span><text:span text:style-name="T2">?</text:span><text:span text:style-name="T3">” </text:span><text:span text:style-name="T4">At that he buried his face in his hands – his face was just as red as the Coca-Cola sweater that his mom clearly bought a couple decades ago and had just rediscovered.</text:span></text:p>
      <text:p text:style-name="P1"><text:span text:style-name="T4"/></text:p>
      <text:p text:style-name="P1"><text:span text:style-name="T4"/></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5:41:09.219454058</meta:creation-date>
    <dc:date>2024-09-29T16:26:47.147429650</dc:date>
    <meta:editing-duration>PT4M8S</meta:editing-duration>
    <meta:editing-cycles>1</meta:editing-cycles>
    <meta:document-statistic meta:table-count="0" meta:image-count="0" meta:object-count="0" meta:page-count="1" meta:paragraph-count="3" meta:word-count="215" meta:character-count="1163" meta:non-whitespace-character-count="945"/>
    <meta:generator>LibreOffice/24.8.2.1$Linux_X86_64 LibreOffice_project/480$Build-1</meta:generator>
  </office:meta>
</office:document-meta>
</file>